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2ac" officeooo:paragraph-rsid="000962ac"/>
    </style:style>
    <style:style style:name="P2" style:family="paragraph" style:parent-style-name="Standard">
      <style:text-properties officeooo:rsid="000bdbe4" officeooo:paragraph-rsid="000bdbe4"/>
    </style:style>
    <style:style style:name="P3" style:family="paragraph" style:parent-style-name="Standard">
      <style:text-properties officeooo:rsid="000bdbe4" officeooo:paragraph-rsid="00122a2d"/>
    </style:style>
    <style:style style:name="P4" style:family="paragraph" style:parent-style-name="Standard">
      <style:text-properties officeooo:rsid="000d88b2" officeooo:paragraph-rsid="000d88b2"/>
    </style:style>
    <style:style style:name="P5" style:family="paragraph" style:parent-style-name="Standard">
      <style:text-properties officeooo:rsid="000e1da2" officeooo:paragraph-rsid="000e1da2"/>
    </style:style>
    <style:style style:name="P6" style:family="paragraph" style:parent-style-name="Standard">
      <style:text-properties officeooo:rsid="000f8320" officeooo:paragraph-rsid="000f8320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139ef" officeooo:paragraph-rsid="001139ef" style:font-weight-asian="bold" style:font-weight-complex="bold"/>
    </style:style>
    <style:style style:name="P8" style:family="paragraph" style:parent-style-name="Standard">
      <style:text-properties officeooo:rsid="00122a2d" officeooo:paragraph-rsid="00122a2d"/>
    </style:style>
    <style:style style:name="P9" style:family="paragraph" style:parent-style-name="Standard">
      <style:text-properties officeooo:rsid="00149d8c" officeooo:paragraph-rsid="00149d8c"/>
    </style:style>
    <style:style style:name="P10" style:family="paragraph" style:parent-style-name="Standard">
      <style:text-properties officeooo:rsid="0015c952" officeooo:paragraph-rsid="0015c952"/>
    </style:style>
    <style:style style:name="P11" style:family="paragraph" style:parent-style-name="Standard">
      <style:text-properties officeooo:rsid="00174e5b" officeooo:paragraph-rsid="00174e5b"/>
    </style:style>
    <style:style style:name="P12" style:family="paragraph" style:parent-style-name="Standard">
      <style:text-properties officeooo:rsid="00198e9a" officeooo:paragraph-rsid="00198e9a"/>
    </style:style>
    <style:style style:name="P13" style:family="paragraph" style:parent-style-name="Standard">
      <style:text-properties officeooo:rsid="001cffb2" officeooo:paragraph-rsid="001cffb2"/>
    </style:style>
    <style:style style:name="P14" style:family="paragraph" style:parent-style-name="Standard">
      <style:text-properties officeooo:rsid="001df20b" officeooo:paragraph-rsid="001df20b"/>
    </style:style>
    <style:style style:name="P15" style:family="paragraph" style:parent-style-name="Standard">
      <style:text-properties officeooo:rsid="001feb2d" officeooo:paragraph-rsid="001feb2d"/>
    </style:style>
    <style:style style:name="P16" style:family="paragraph" style:parent-style-name="Standard">
      <style:text-properties officeooo:rsid="0022c3d5" officeooo:paragraph-rsid="0022c3d5"/>
    </style:style>
    <style:style style:name="P17" style:family="paragraph" style:parent-style-name="Standard">
      <style:text-properties officeooo:rsid="0023a7d7" officeooo:paragraph-rsid="0023a7d7"/>
    </style:style>
    <style:style style:name="P18" style:family="paragraph" style:parent-style-name="Standard">
      <style:text-properties officeooo:rsid="00248458" officeooo:paragraph-rsid="00248458"/>
    </style:style>
    <style:style style:name="P19" style:family="paragraph" style:parent-style-name="Standard">
      <style:text-properties officeooo:rsid="002c508d" officeooo:paragraph-rsid="002c508d"/>
    </style:style>
    <style:style style:name="P20" style:family="paragraph" style:parent-style-name="Standard">
      <style:text-properties officeooo:rsid="002b285f" officeooo:paragraph-rsid="002b285f"/>
    </style:style>
    <style:style style:name="P21" style:family="paragraph" style:parent-style-name="Standard">
      <style:text-properties officeooo:rsid="00326121" officeooo:paragraph-rsid="0034265e"/>
    </style:style>
    <style:style style:name="P22" style:family="paragraph" style:parent-style-name="Standard">
      <style:text-properties officeooo:rsid="0030088b" officeooo:paragraph-rsid="0030088b"/>
    </style:style>
    <style:style style:name="P23" style:family="paragraph" style:parent-style-name="Standard">
      <style:text-properties officeooo:rsid="003673c7" officeooo:paragraph-rsid="003673c7"/>
    </style:style>
    <style:style style:name="P24" style:family="paragraph" style:parent-style-name="Standard">
      <style:text-properties officeooo:rsid="003673c7" officeooo:paragraph-rsid="004638b8"/>
    </style:style>
    <style:style style:name="P25" style:family="paragraph" style:parent-style-name="Standard">
      <style:text-properties officeooo:rsid="00371fdb" officeooo:paragraph-rsid="00371fdb"/>
    </style:style>
    <style:style style:name="P26" style:family="paragraph" style:parent-style-name="Standard">
      <style:text-properties officeooo:rsid="00371fdb" officeooo:paragraph-rsid="0038ebe5"/>
    </style:style>
    <style:style style:name="P27" style:family="paragraph" style:parent-style-name="Standard">
      <style:text-properties officeooo:rsid="00371fdb" officeooo:paragraph-rsid="004638b8"/>
    </style:style>
    <style:style style:name="P28" style:family="paragraph" style:parent-style-name="Standard">
      <style:text-properties officeooo:rsid="00371fdb" officeooo:paragraph-rsid="0046aa3c"/>
    </style:style>
    <style:style style:name="P29" style:family="paragraph" style:parent-style-name="Standard">
      <style:text-properties officeooo:rsid="0038ebe5" officeooo:paragraph-rsid="0038ebe5"/>
    </style:style>
    <style:style style:name="P30" style:family="paragraph" style:parent-style-name="Standard">
      <style:text-properties officeooo:rsid="0038ebe5" officeooo:paragraph-rsid="004638b8"/>
    </style:style>
    <style:style style:name="P31" style:family="paragraph" style:parent-style-name="Standard">
      <style:text-properties officeooo:rsid="003e5208" officeooo:paragraph-rsid="003e5208"/>
    </style:style>
    <style:style style:name="P32" style:family="paragraph" style:parent-style-name="Standard">
      <style:text-properties officeooo:rsid="003f2ecb" officeooo:paragraph-rsid="003f2ecb"/>
    </style:style>
    <style:style style:name="P33" style:family="paragraph" style:parent-style-name="Standard">
      <style:text-properties officeooo:rsid="0040f316" officeooo:paragraph-rsid="0040f316"/>
    </style:style>
    <style:style style:name="P34" style:family="paragraph" style:parent-style-name="Standard">
      <style:text-properties officeooo:rsid="0043a2e6" officeooo:paragraph-rsid="0043a2e6"/>
    </style:style>
    <style:style style:name="P35" style:family="paragraph" style:parent-style-name="Standard">
      <style:text-properties officeooo:rsid="004638b8" officeooo:paragraph-rsid="004638b8"/>
    </style:style>
    <style:style style:name="P36" style:family="paragraph" style:parent-style-name="Standard">
      <style:text-properties officeooo:rsid="0046aa3c" officeooo:paragraph-rsid="0046aa3c"/>
    </style:style>
    <style:style style:name="P37" style:family="paragraph" style:parent-style-name="Standard">
      <style:text-properties officeooo:rsid="0049680b" officeooo:paragraph-rsid="0049680b"/>
    </style:style>
    <style:style style:name="P38" style:family="paragraph" style:parent-style-name="Standard">
      <style:text-properties officeooo:rsid="004ae804" officeooo:paragraph-rsid="004ae804"/>
    </style:style>
    <style:style style:name="T1" style:family="text">
      <style:text-properties officeooo:rsid="000962ac"/>
    </style:style>
    <style:style style:name="T2" style:family="text">
      <style:text-properties officeooo:rsid="000e1da2"/>
    </style:style>
    <style:style style:name="T3" style:family="text">
      <style:text-properties officeooo:rsid="00198e9a"/>
    </style:style>
    <style:style style:name="T4" style:family="text">
      <style:text-properties officeooo:rsid="00248458"/>
    </style:style>
    <style:style style:name="T5" style:family="text">
      <style:text-properties officeooo:rsid="0023a7d7"/>
    </style:style>
    <style:style style:name="T6" style:family="text">
      <style:text-properties officeooo:rsid="0026c5e7"/>
    </style:style>
    <style:style style:name="T7" style:family="text">
      <style:text-properties officeooo:rsid="002c508d"/>
    </style:style>
    <style:style style:name="T8" style:family="text">
      <style:text-properties officeooo:rsid="003673c7"/>
    </style:style>
    <style:style style:name="T9" style:family="text">
      <style:text-properties officeooo:rsid="003f7661"/>
    </style:style>
    <style:style style:name="T10" style:family="text">
      <style:text-properties officeooo:rsid="004638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7">CR-WS3 project port and url deatils</text:p>
      <text:p text:style-name="P1"/>
      <text:p text:style-name="P1">CR-Onboarding mongo URL : <text:s/>MONGO_URL=mongodb://mongo:27017/CRDB02</text:p>
      <text:p text:style-name="P6">CR-Marketplace mongo URL : <text:span text:style-name="T1">MONGO_URL=mongodb://mongo:27017/</text:span>marketplace</text:p>
      <text:p text:style-name="P6">CR-Redemption mongo URL : <text:span text:style-name="T1">MONGO_URL=mongodb://mongo:27017/</text:span>redemption</text:p>
      <text:p text:style-name="P6">CR-Mailer mongo URL : <text:span text:style-name="T1">MONGO_URL=mongodb://mongo:27017/</text:span>DATA</text:p>
      <text:p text:style-name="P12">CR-Matchmaking mongo URL : MONGO_URL=mongodb://mongo:27017/matchData</text:p>
      <text:p text:style-name="P12">CR-Notification mongo URL : MONGO_URL=mongodb://mongo:27017/notification<text:span text:style-name="T9">Db</text:span></text:p>
      <text:p text:style-name="P16">CR-Review mongo URL : <text:span text:style-name="T3">MONGO_URL=mongodb://mongo:27017/</text:span>review</text:p>
      <text:p text:style-name="P17">CR-Trackandtrace mongo URL: MONGO_URL=mongodb://mongo:27017/trackData</text:p>
      <text:p text:style-name="P18">CR-Gunbroker mongo URL: <text:span text:style-name="T5">MONGO_URL=</text:span>mongodb://mongo:27017/gunbroker</text:p>
      <text:p text:style-name="P19">CR-Mailer mongo <text:s/>URL: MONGO_URL=<text:span text:style-name="T4">mongodb://mongo:27017/</text:span>crgeneric</text:p>
      <text:p text:style-name="P21">CR-Chatservices <text:s text:c="3"/><text:span text:style-name="T7">URL: MONGO_URL=mongodb://mongo:27017/</text:span>chatData</text:p>
      <text:p text:style-name="P21"><text:s/></text:p>
      <text:p text:style-name="P1"/>
      <text:p text:style-name="P1"/>
      <text:p text:style-name="P1"/>
      <text:p text:style-name="P2">ENV VARIABLES DECLARED IN JENKINS</text:p>
      <text:p text:style-name="P2"/>
      <text:p text:style-name="P2">CR_API_AUTH_PORT <text:span text:style-name="T6">=</text:span>6070</text:p>
      <text:p text:style-name="P2">CR_API_ONBOARD_PORT<text:span text:style-name="T6">=</text:span>6060</text:p>
      <text:p text:style-name="P2">CR_API_MARKET_PORT<text:span text:style-name="T6">=</text:span>6062</text:p>
      <text:p text:style-name="P2">CR_API_REDEM_PORT <text:span text:style-name="T6">=</text:span>7080</text:p>
      <text:p text:style-name="P8">CR_API_MAILER_PORT <text:span text:style-name="T6">=</text:span>7090</text:p>
      <text:p text:style-name="P10">CR_API_MATCH_PORT <text:span text:style-name="T6">=</text:span>7081</text:p>
      <text:p text:style-name="P10">CR_API_NOTIFY_PORT<text:span text:style-name="T6">=</text:span>7082</text:p>
      <text:p text:style-name="P8">CR_APP_REDEMUI_PORT <text:span text:style-name="T6">=</text:span> 4010</text:p>
      <text:p text:style-name="P8">CR_APP_ZERV_PORT<text:span text:style-name="T6">=</text:span> 4201</text:p>
      <text:p text:style-name="P3">CR_API_AUTH_IP <text:span text:style-name="T6">=</text:span>34.217.161.150</text:p>
      <text:p text:style-name="P9">CR_API_MAILER_IP<text:span text:style-name="T6">=34.217.161.150</text:span></text:p>
      <text:p text:style-name="P5">CR_APP_URL=<text:a xlink:type="simple" xlink:href="http://34.217.161.150/" text:style-name="Internet_20_link" text:visited-style-name="Visited_20_Internet_20_Link">http://34.217.161.150</text:a></text:p>
      <text:p text:style-name="P11">CR_API_MAILER_URL=<text:a xlink:type="simple" xlink:href="http://34.217.161.150/" text:style-name="Internet_20_link" text:visited-style-name="Visited_20_Internet_20_Link"><text:span text:style-name="T2">http://34.217.161.150</text:span></text:a></text:p>
      <text:p text:style-name="P13">CR_API_GUNBROKER_PORT=6061</text:p>
      <text:p text:style-name="P13">CR_APP_GUNUI_PORT=4203</text:p>
      <text:p text:style-name="P15">CR_API_REVIEW_PORT=6063</text:p>
      <text:p text:style-name="P15">CR_API_ZERVBRIDGE_PORT=<text:span text:style-name="T4">4000</text:span></text:p>
      <text:p text:style-name="P16">CR_API_TRACK_PORT=6064</text:p>
      <text:p text:style-name="P20">CR_APP_ONBOARD_PORT=4204</text:p>
      <text:p text:style-name="P22">CR_API_CHAT_PORT=7083</text:p>
      <text:p text:style-name="P22"/>
      <text:p text:style-name="P23">CR_APP_PORT=4200</text:p>
      <text:p text:style-name="P23">CR_API_PORT=3000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>ENV URLs</text:p>
      <text:p text:style-name="P31">CR_API_URL=<text:a xlink:type="simple" xlink:href="http://34.217.161.150:3000/" text:style-name="Internet_20_link" text:visited-style-name="Visited_20_Internet_20_Link">http://34.217.161.150:3000</text:a></text:p>
      <text:p text:style-name="P31">CR_APP_URL=<text:a xlink:type="simple" xlink:href="http://34.217.161.150:4200/" text:style-name="Internet_20_link" text:visited-style-name="Visited_20_Internet_20_Link">http://34.217.161.150:4200</text:a></text:p>
      <text:p text:style-name="P23">CR_API_ONBOARD_URL=<text:a xlink:type="simple" xlink:href="http://34.217.161.150:6060/" text:style-name="Internet_20_link" text:visited-style-name="Visited_20_Internet_20_Link">http://34.217.161.150:6060</text:a></text:p>
      <text:p text:style-name="P25">CR_API_MARKET_URL=<text:a xlink:type="simple" xlink:href="http://34.217.161.150:6062/" text:style-name="Internet_20_link" text:visited-style-name="Visited_20_Internet_20_Link"><text:span text:style-name="T8">http://34.217.161.150:606</text:span></text:a><text:a xlink:type="simple" xlink:href="http://34.217.161.150:6062/" text:style-name="Internet_20_link" text:visited-style-name="Visited_20_Internet_20_Link">2</text:a></text:p>
      <text:p text:style-name="P25">CR_API_AUTH_URL=<text:a xlink:type="simple" xlink:href="http://34.217.161.150:6070/" text:style-name="Internet_20_link" text:visited-style-name="Visited_20_Internet_20_Link"><text:span text:style-name="T8">http://34.217.161.150:60</text:span></text:a><text:a xlink:type="simple" xlink:href="http://34.217.161.150:6070/" text:style-name="Internet_20_link" text:visited-style-name="Visited_20_Internet_20_Link">70</text:a></text:p>
      <text:p text:style-name="P25">CR_API_MAILER_URL=<text:a xlink:type="simple" xlink:href="http://34.217.161.150:7090/" text:style-name="Internet_20_link" text:visited-style-name="Visited_20_Internet_20_Link">http://34.217.161.150:7090</text:a></text:p>
      <text:p text:style-name="P25">CR_API_MATCH_URL=<text:a xlink:type="simple" xlink:href="http://34.217.161.150:7081/" text:style-name="Internet_20_link" text:visited-style-name="Visited_20_Internet_20_Link">http://34.217.161.150:7081</text:a></text:p>
      <text:p text:style-name="P25">CR_API_NOTIFY_URL=<text:a xlink:type="simple" xlink:href="http://34.217.161.150:7082/" text:style-name="Internet_20_link" text:visited-style-name="Visited_20_Internet_20_Link">http://34.217.161.150:7082</text:a></text:p>
      <text:p text:style-name="P25">CR_API_REVIEW_URL=<text:a xlink:type="simple" xlink:href="http://34.217.161.150:6063/" text:style-name="Internet_20_link" text:visited-style-name="Visited_20_Internet_20_Link">http://34.217.161.150:6063</text:a></text:p>
      <text:p text:style-name="P25">CR_API_TRACK_URL=<text:a xlink:type="simple" xlink:href="http://34.217.161.150:6064/" text:style-name="Internet_20_link" text:visited-style-name="Visited_20_Internet_20_Link">http://34.217.161.150:6064</text:a></text:p>
      <text:p text:style-name="P26">CR_API_CHAT_URL=<text:a xlink:type="simple" xlink:href="http://34.217.161.150:7083/" text:style-name="Internet_20_link" text:visited-style-name="Visited_20_Internet_20_Link">http://34.217.161.150:7083</text:a></text:p>
      <text:p text:style-name="P29">CR_APP_ZERV_URL=<text:a xlink:type="simple" xlink:href="http://34.217.161.150:4201/" text:style-name="Internet_20_link" text:visited-style-name="Visited_20_Internet_20_Link">http://34.217.161.150:4201</text:a></text:p>
      <text:p text:style-name="P29">CR_APP_GUN_URL=<text:a xlink:type="simple" xlink:href="http://34.217.161.150:4203/" text:style-name="Internet_20_link" text:visited-style-name="Visited_20_Internet_20_Link">http://34.217.161.150:4203</text:a></text:p>
      <text:p text:style-name="P29">CR_API_GUN_URL=<text:a xlink:type="simple" xlink:href="http://34.217.161.150:6061/" text:style-name="Internet_20_link" text:visited-style-name="Visited_20_Internet_20_Link">http://34.217.161.150:6061</text:a></text:p>
      <text:p text:style-name="P32"><text:a xlink:type="simple" xlink:href="http://34.217.161.150:4204/" text:style-name="Internet_20_link" text:visited-style-name="Visited_20_Internet_20_Link"/></text:p>
      <text:p text:style-name="P32"/>
      <text:p text:style-name="P35">PROXY URLs</text:p>
      <text:p text:style-name="P30">CR_APP_ZERV_URL<text:span text:style-name="T10">=http://34.217.161.150</text:span></text:p>
      <text:p text:style-name="P24">CR_API_ONBOARD_URL<text:span text:style-name="T10">=</text:span><text:a xlink:type="simple" xlink:href="http://34.217.161.150/api/onboarding/" text:style-name="Internet_20_link" text:visited-style-name="Visited_20_Internet_20_Link"><text:span text:style-name="T10">http://34.217.161.150/api/onboarding</text:span></text:a></text:p>
      <text:p text:style-name="P27">CR_API_MARKET_URL<text:span text:style-name="T10">= </text:span><text:a xlink:type="simple" xlink:href="http://34.217.161.150/api/marketplace/" text:style-name="Internet_20_link" text:visited-style-name="Visited_20_Internet_20_Link"><text:span text:style-name="T10">http://34.217.161.150/api/marketplace</text:span></text:a></text:p>
      <text:p text:style-name="P27">CR_API_AUTH_URL<text:span text:style-name="T10">=</text:span><text:a xlink:type="simple" xlink:href="http://34.217.161.150/api/marketplace/" text:style-name="Internet_20_link" text:visited-style-name="Visited_20_Internet_20_Link"><text:span text:style-name="T10">http://34.217.161.150/api/</text:span></text:a><text:span text:style-name="T10">authentication</text:span></text:p>
      <text:p text:style-name="P27">CR_API_MAILER_URL<text:span text:style-name="T10">=</text:span><text:a xlink:type="simple" xlink:href="http://34.217.161.150/api/marketplace/" text:style-name="Internet_20_link" text:visited-style-name="Visited_20_Internet_20_Link"><text:span text:style-name="T10">http://34.217.161.150/api/mailer</text:span></text:a></text:p>
      <text:p text:style-name="P27">CR_API_MATCH_URL<text:span text:style-name="T10">=</text:span><text:a xlink:type="simple" xlink:href="http://34.217.161.150/api/marketplace/" text:style-name="Internet_20_link" text:visited-style-name="Visited_20_Internet_20_Link"><text:span text:style-name="T10">http://34.217.161.150/api/matchmaking</text:span></text:a></text:p>
      <text:p text:style-name="P27">CR_API_NOTIFY_URL<text:span text:style-name="T10">=</text:span><text:a xlink:type="simple" xlink:href="http://34.217.161.150/api/marketplace/" text:style-name="Internet_20_link" text:visited-style-name="Visited_20_Internet_20_Link"><text:span text:style-name="T10">http://34.217.161.150/api/notification</text:span></text:a></text:p>
      <text:p text:style-name="P28">CR_API_REVIEW_URL<text:span text:style-name="T10">=</text:span><text:a xlink:type="simple" xlink:href="http://34.217.161.150/api/marketplace/" text:style-name="Internet_20_link" text:visited-style-name="Visited_20_Internet_20_Link"><text:span text:style-name="T10">http://34.217.161.150/api/review</text:span></text:a></text:p>
      <text:p text:style-name="P27">CR_API_TRACK_URL<text:span text:style-name="T10">=</text:span><text:a xlink:type="simple" xlink:href="http://34.217.161.150/api/trackandtrace/" text:style-name="Internet_20_link" text:visited-style-name="Visited_20_Internet_20_Link"><text:span text:style-name="T10">http://34.217.161.150/api/trackandtrace</text:span></text:a></text:p>
      <text:p text:style-name="P36">CR_API_CHAT_URL=<text:a xlink:type="simple" xlink:href="http://34.217.161.150/api/chatservices" text:style-name="Internet_20_link" text:visited-style-name="Visited_20_Internet_20_Link">http://34.217.161.150/api/chatservices</text:a></text:p>
      <text:p text:style-name="P36"/>
      <text:p text:style-name="P36"/>
      <text:p text:style-name="P37">Env added as a part of blockdemon node</text:p>
      <text:p text:style-name="P37"/>
      <text:p text:style-name="P37">CR_BC_VAULT_URL : http://34.217.161.150:8200,</text:p>
      <text:p text:style-name="P37">CR_BC_VAULT_TOKEN : root</text:p>
      <text:p text:style-name="P37">CR_BC_PUBLIC_NODE_URL : https://ropsten.infura.io/a0HPRnn9h8BI2qtvqZMu</text:p>
      <text:p text:style-name="P37">CR_BC_PRIVATE_NODE_URL : http://localhost:7545</text:p>
      <text:p text:style-name="P37">CR_BC_CONTRACT_ADDRESS : 0xb1029ee37ac38fb13b01ad136ce490ab2aa207dc</text:p>
      <text:p text:style-name="P37"/>
      <text:p text:style-name="P37"/>
      <text:p text:style-name="P38">Mailer env variables</text:p>
      <text:p text:style-name="P38"/>
      <text:p text:style-name="P38">SMTP_HOST---&gt; AWS_MAILER_SMTP_HOST=email-smtp.us-west-2.amazonaws.com</text:p>
      <text:p text:style-name="P38">SMTP_USER---&gt; AWS_MAILER_SMTP_USER=AKIAJSFVIS4CKOOPUHPA</text:p>
      <text:p text:style-name="P38">SMTP_PASS-&gt;-AWS_MAILER_SMTP_PASS=AnYZPlH9wZbdVs7hHJAI8BDWCgBe1HCgrTD9oI4kf69U</text:p>
      <text:p text:style-name="P38">SMTP_PORT--&gt; AWS_MAILER_SMTP_PORT=465</text:p>
      <text:p text:style-name="P27"><text:soft-page-break/></text:p>
      <text:p text:style-name="P35"><text:line-break/></text:p>
      <text:p text:style-name="P27"/>
      <text:p text:style-name="P27"/>
      <text:p text:style-name="P27"/>
      <text:p text:style-name="P27"/>
      <text:p text:style-name="P35"/>
      <text:p text:style-name="P33"/>
      <text:p text:style-name="P32"/>
      <text:p text:style-name="P29"/>
      <text:p text:style-name="P25"/>
      <text:p text:style-name="P25"/>
      <text:p text:style-name="P16"/>
      <text:p text:style-name="P16"/>
      <text:p text:style-name="P11"/>
      <text:p text:style-name="P5"/>
      <text:p text:style-name="P2"/>
      <text:p text:style-name="P4">Sonar stage info:</text:p>
      <text:p text:style-name="P4"/>
      <text:p text:style-name="P4">sonar-scanner \</text:p>
      <text:p text:style-name="P4"><text:s/>-Dsonar.projectKey=ZervPlatform \</text:p>
      <text:p text:style-name="P4"><text:s/>-Dsonar.sources=. \</text:p>
      <text:p text:style-name="P4"><text:s/>-Dsonar.host.url=https://hashcode.tech/sonarqube \</text:p>
      <text:p text:style-name="P4"><text:s/>-Dsonar.login=6c3f9eab2b3e1db15339ea183b1bb690d0953168</text:p>
      <text:p text:style-name="P4"/>
      <text:p text:style-name="P4"/>
      <text:p text:style-name="P4"/>
      <text:p text:style-name="P4"/>
      <text:p text:style-name="P14">https://hooks.slack.com/services/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</text:p>
      <text:p text:style-name="P1"/>
      <text:p text:style-name="P1"/>
      <text:p text:style-name="P34">to cleanup:</text:p>
      <text:p text:style-name="P34"/>
      <text:p text:style-name="P34">docker image ls | grep marketplace | grep -v gui | grep -v 9783311be13b | awk ' { print $3 } ' | xargs docker rmi -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3:59:27.340613489</meta:creation-date>
    <dc:date>2018-08-20T13:18:36.653312735</dc:date>
    <meta:editing-duration>P2DT14M15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198" meta:character-count="3409" meta:non-whitespace-character-count="3283"/>
  </office:meta>
</office:document-meta>
</file>